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66.83mm"/>
    </style:style>
    <style:style style:name="co6" style:family="table-column">
      <style:table-column-properties fo:break-before="auto" style:column-width="91.1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9mm" fo:break-before="auto" style:use-optimal-row-height="true"/>
    </style:style>
    <style:style style:name="ro6" style:family="table-row">
      <style:table-row-properties style:row-height="18.52mm" fo:break-before="auto" style:use-optimal-row-height="true"/>
    </style:style>
    <style:style style:name="ro7" style:family="table-row">
      <style:table-row-properties style:row-height="54.59mm" fo:break-before="auto" style:use-optimal-row-height="true"/>
    </style:style>
    <style:style style:name="ro8" style:family="table-row">
      <style:table-row-properties style:row-height="36.55mm" fo:break-before="auto" style:use-optimal-row-height="true"/>
    </style:style>
    <style:style style:name="ro9" style:family="table-row">
      <style:table-row-properties style:row-height="13.93mm" fo:break-before="auto" style:use-optimal-row-height="true"/>
    </style:style>
    <style:style style:name="ro10" style:family="table-row">
      <style:table-row-properties style:row-height="9.37mm" fo:break-before="auto" style:use-optimal-row-height="true"/>
    </style:style>
    <style:style style:name="ro11" style:family="table-row">
      <style:table-row-properties style:row-height="31.9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ce181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Noto Sans CJK S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6" style:family="text">
      <style:text-properties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" style:font-name="Liberation Sans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-asian="Noto Sans CJK SC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8" style:family="text">
      <style:text-properties style:font-relief="none" fo:font-size="11pt" fo:language="fr" fo:country="FR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3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5" table:style-name="ce20"/>
          <table:table-cell table:style-name="ce22"/>
          <table:table-cell table:style-name="ce20" table:number-columns-repeated="1015"/>
          <table:table-cell table:style-name="ce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3" office:value-type="string" calcext:value-type="string">
            <text:p>Response (body)</text:p>
          </table:table-cell>
          <table:table-cell table:style-name="ce22"/>
          <table:table-cell table:style-name="ce20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6" table:style-name="ce7"/>
          <table:table-cell table:number-columns-repeated="1017"/>
        </table:table-row>
        <table:table-row table:style-name="ro5">
          <table:table-cell table:style-name="ce15" office:value-type="string" calcext:value-type="string">
            <text:p>Création d’un nouvel l’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new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15" office:value-type="string" calcext:value-type="string">
            <text:p><text:span text:style-name="T3">{</text:span></text:p>
            <text:p><text:span text:style-name="T2">   "message"</text:span><text:span text:style-name="T3">: String</text:span></text:p>
            <text:p><text:span text:style-name="T3">}</text:span>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Login d’un 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login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2">{</text:span></text:p>
            <text:p><text:span text:style-name="T2">   "email": String,</text:span></text:p>
            <text:p><text:span text:style-name="T2">   "password": String</text:span></text:p>
            <text:p><text:span text:style-name="T2">}</text:span></text:p>
          </table:table-cell>
          <table:table-cell table:style-name="ce15" office:value-type="string" calcext:value-type="string">
            <text:p><text:span text:style-name="T3">{</text:span></text:p>
            <text:p><text:span text:style-name="T2">   "message"</text:span><text:span text:style-name="T3">: String</text:span></text:p>
            <text:p><text:span text:style-name="T3">}</text:span></text:p>
            <text:p><text:span text:style-name="T3">+ cookie avec JWT crypté</text:span></text:p>
          </table:table-cell>
          <table:table-cell table:style-name="ce24"/>
          <table:table-cell table:number-columns-repeated="1016"/>
        </table:table-row>
        <table:table-row table:style-name="ro7">
          <table:table-cell table:style-name="ce15" office:value-type="string" calcext:value-type="string">
            <text:p>Afficher tous les utilisateur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4">{</text:span></text:p>
            <text:p><text:span text:style-name="T5">    "user": [</text:span></text:p>
            <text:p><text:span text:style-name="T6">        {</text:span></text:p>
            <text:p><text:span text:style-name="T1">            "id": Number,</text:span></text:p>
            <text:p><text:span text:style-name="T2">            "name": String,</text:span></text:p>
            <text:p><text:span text:style-name="T7">            "pictureurl": String ou null</text:span></text:p>
            <text:p><text:span text:style-name="T4">        },</text:span></text:p>
            <text:p><text:span text:style-name="T5">        {</text:span></text:p>
            <text:p><text:span text:style-name="T6">            ...</text:span></text:p>
            <text:p><text:span text:style-name="T7">        }</text:span></text:p>
            <text:p><text:span text:style-name="T4">    ]</text:span></text:p>
            <text:p><text:span text:style-name="T5">}</text:span></text:p>
          </table:table-cell>
          <table:table-cell table:number-columns-repeated="1017"/>
        </table:table-row>
        <table:table-row table:style-name="ro8">
          <table:table-cell table:style-name="ce15" office:value-type="string" calcext:value-type="string">
            <text:p>Afficher 1 utilisateur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Changer le mot de passe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asswor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{</text:p>
            <text:p>    "oldPassword": String,</text:p>
            <text:p><text:span text:style-name="T2">    "newPassword": String</text:span></text:p>
            <text:p>}</text:p>
          </table:table-cell>
          <table:table-cell table:style-name="ce15" office:value-type="string" calcext:value-type="string">
            <text:p>{</text:p>
            <text:p><text:span text:style-name="T2">    "message": String</text:span></text:p>
            <text:p>}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photo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ictur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2">{</text:span></text:p>
            <text:p><text:span text:style-name="T2">    "image": File</text:span></text:p>
            <text:p><text:span text:style-name="T2">}</text:span></text:p>
          </table:table-cell>
          <table:table-cell table:style-name="ce15" office:value-type="string" calcext:value-type="string">
            <text:p><text:span text:style-name="T2">{</text:span></text:p>
            <text:p><text:span text:style-name="T8">    "message": String</text:span></text:p>
            <text:p><text:span text:style-name="T2">}</text:span>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Changer la description d’un utilisateur</text:p>
          </table:table-cell>
          <table:table-cell table:style-name="ce17" office:value-type="string" calcext:value-type="string">
            <text:p>put</text:p>
          </table:table-cell>
          <table:table-cell table:style-name="ce17" office:value-type="string" calcext:value-type="string">
            <text:p>/api/user/:id/outlin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 outline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Donner/Enlever les droits admin à un utilisateur</text:p>
          </table:table-cell>
          <table:table-cell table:style-name="ce17" office:value-type="string" calcext:value-type="string">
            <text:p>put</text:p>
          </table:table-cell>
          <table:table-cell table:style-name="ce17" office:value-type="string" calcext:value-type="string">
            <text:p>/api/user/:id/admin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admin</text:p>
          </table:table-cell>
          <table:table-cell table:style-name="ce17" office:value-type="string" calcext:value-type="string">
            <text:p>- isadmin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Supprimer un utilisateur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user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6" table:style-name="ce7"/>
          <table:table-cell table:number-columns-repeated="1017"/>
        </table:table-row>
        <table:table-row table:style-name="ro10">
          <table:table-cell table:style-name="ce17" office:value-type="string" calcext:value-type="string">
            <text:p>Publication d’un nouveau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pos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type</text:p>
            <text:p>- content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8">
          <table:table-cell table:style-name="ce17" office:value-type="string" calcext:value-type="string">
            <text:p>Afficher tous les posts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pos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tous les posts :</text:p>
            <text:p>- postId</text:p>
            <text:p>- userId</text:p>
            <text:p>- userName</text:p>
            <text:p>- userPicture</text:p>
            <text:p>- postType</text:p>
            <text:p>- content</text:p>
            <text:p>- publicationDate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Supprimer un post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pos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6" table:style-name="ce17"/>
          <table:table-cell table:number-columns-repeated="1017"/>
        </table:table-row>
        <table:table-row table:style-name="ro10">
          <table:table-cell table:style-name="ce17" office:value-type="string" calcext:value-type="string">
            <text:p>Ajouter un commentaire à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  <text:p>- content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11">
          <table:table-cell table:style-name="ce17" office:value-type="string" calcext:value-type="string">
            <text:p>Afficher tous les commentaires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Pour chaque commentaires d’1 post</text:p>
            <text:p>- commentId</text:p>
            <text:p>- userId</text:p>
            <text:p>- userName</text:p>
            <text:p>- userPicture</text:p>
            <text:p>- publicationDate</text:p>
            <text:p>- content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Supprimer un commentaire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commen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Like / Dislike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0" office:value-type="string" calcext:value-type="string">
            <text:p>- postId</text:p>
            <text:p><text:span text:style-name="T2">- rate (1 si like, </text:span>-1 si dislike, 0 pour annuler le like/dislike)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10">
          <table:table-cell table:style-name="ce17" office:value-type="string" calcext:value-type="string">
            <text:p>Récupérer le nombre de like/dislike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- likes</text:p>
            <text:p>- dislike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6" table:style-name="ce17"/>
          <table:table-cell table:number-columns-repeated="1017"/>
        </table:table-row>
        <table:table-row table:style-name="ro6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17" office:value-type="string" calcext:value-type="string">
            <text:p>- message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notificationNumber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2:07:10.029987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03T14:40:20.665324765</dc:date>
    <meta:editing-duration>PT4H2M54S</meta:editing-duration>
    <meta:editing-cycles>7</meta:editing-cycles>
    <meta:generator>LibreOffice/6.0.7.3$Linux_X86_64 LibreOffice_project/00m0$Build-3</meta:generator>
    <meta:document-statistic meta:table-count="1" meta:cell-count="153" meta:object-count="0"/>
  </office:meta>
</office:document-meta>
</file>